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3" style:family="paragraph" style:parent-style-name="Standard">
      <style:paragraph-properties fo:text-align="center" style:justify-single-word="false"/>
      <style:text-properties fo:font-size="25pt" officeooo:paragraph-rsid="000d725f" style:font-size-asian="25pt" style:font-size-complex="25pt"/>
    </style:style>
    <style:style style:name="P4" style:family="paragraph" style:parent-style-name="Standard">
      <style:paragraph-properties fo:text-align="center" style:justify-single-word="false"/>
      <style:text-properties fo:font-size="25pt" officeooo:rsid="000eb97f" officeooo:paragraph-rsid="000d725f" style:font-size-asian="25pt" style:font-size-complex="25pt"/>
    </style:style>
    <style:style style:name="P5" style:family="paragraph" style:parent-style-name="Standard">
      <style:paragraph-properties fo:text-align="center" style:justify-single-word="false"/>
      <style:text-properties fo:font-size="25pt" officeooo:rsid="000d725f" officeooo:paragraph-rsid="000d725f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font-size="25pt" officeooo:rsid="000e5eed" officeooo:paragraph-rsid="000d725f" style:font-size-asian="25pt" style:font-size-complex="25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1"/>
      <style:text-properties fo:font-size="40pt" style:font-size-asian="40pt" style:font-size-complex="4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d725f" style:font-size-asian="18pt" style:font-size-complex="18pt"/>
    </style:style>
    <style:style style:name="T3" style:family="text">
      <style:text-properties officeooo:rsid="000d725f"/>
    </style:style>
    <style:style style:name="T4" style:family="text">
      <style:text-properties officeooo:rsid="000e5eed"/>
    </style:style>
    <style:style style:name="T5" style:family="text">
      <style:text-properties officeooo:rsid="001036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KLEVÉL</text:p>
      <text:p text:style-name="P1"/>
      <text:p text:style-name="P6"><text:text-input text:description="">${uc.userLoginName}</text:text-input></text:p>
      <text:p text:style-name="P4">(<text:span text:style-name="T4"><text:text-input text:description="">${uc.userFullName}</text:text-input></text:span>)</text:p>
      <text:p text:style-name="P2">számára,</text:p>
      <text:p text:style-name="P2">aki a<text:span text:style-name="T5">(z)</text:span></text:p>
      <text:p text:style-name="P3"><text:text-input text:description="">${uc.eventShortDescWithYear}</text:text-input></text:p>
      <text:p text:style-name="P5">eseményen, a</text:p>
      <text:p text:style-name="P2">Zematix</text:p>
      <text:p text:style-name="P2">JWorldcup</text:p>
      <text:p text:style-name="P2">fogadási versenyén, <text:span text:style-name="T3">a(z)</text:span></text:p>
      <text:p text:style-name="P3"><text:text-input text:description="">${uc.userGroupName}</text:text-input></text:p>
      <text:p text:style-name="P5">felhasználói csoportban</text:p>
      <text:p text:style-name="P3"><text:text-input text:description="">${uc.userScore}</text:text-input></text:p>
      <text:p text:style-name="P2">ponttal</text:p>
      <text:p text:style-name="P3"><text:text-input text:description="">${uc.userGroupPosition}</text:text-input>-<text:span text:style-name="T5">ik</text:span></text:p>
      <text:p text:style-name="P2">helyezést ért el.</text:p>
      <text:p text:style-name="P2"/>
      <text:p text:style-name="P2">Gratulálunk!</text:p>
      <text:p text:style-name="P7"><text:span text:style-name="T1">Zematix </text:span><text:span text:style-name="T2">csap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h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1-11T15:36:56.515147173</dc:date>
    <meta:editing-duration>PT8M53S</meta:editing-duration>
    <meta:editing-cycles>6</meta:editing-cycles>
    <meta:document-statistic meta:table-count="0" meta:image-count="0" meta:object-count="0" meta:page-count="1" meta:paragraph-count="18" meta:word-count="41" meta:character-count="287" meta:non-whitespace-character-count="279"/>
  </office:meta>
</office:document-meta>
</file>